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6d6d" officeooo:paragraph-rsid="001e6d6d"/>
    </style:style>
    <style:style style:name="P2" style:family="paragraph" style:parent-style-name="Standard">
      <style:text-properties fo:color="#ce181e" fo:font-size="20pt" officeooo:rsid="001e6d6d" officeooo:paragraph-rsid="001e6d6d" style:font-size-asian="20pt" style:font-size-complex="20pt"/>
    </style:style>
    <style:style style:name="P3" style:family="paragraph" style:parent-style-name="Standard">
      <style:text-properties officeooo:rsid="001f601a" officeooo:paragraph-rsid="001f601a"/>
    </style:style>
    <style:style style:name="P4" style:family="paragraph" style:parent-style-name="Standard">
      <style:text-properties officeooo:rsid="001fbc27" officeooo:paragraph-rsid="001fbc27"/>
    </style:style>
    <style:style style:name="P5" style:family="paragraph" style:parent-style-name="Standard">
      <style:text-properties officeooo:rsid="0020fd90" officeooo:paragraph-rsid="0020fd90"/>
    </style:style>
    <style:style style:name="P6" style:family="paragraph" style:parent-style-name="Standard">
      <style:text-properties officeooo:rsid="0020fd90" officeooo:paragraph-rsid="002286d3"/>
    </style:style>
    <style:style style:name="P7" style:family="paragraph" style:parent-style-name="Standard">
      <style:text-properties officeooo:rsid="0024a97c" officeooo:paragraph-rsid="0024a97c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4ta clase SO: Clase jueves3 de septiembre</text:p>
      <text:p text:style-name="P2"/>
      <text:p text:style-name="P2">Mechanism: Limited Direct Execution</text:p>
      <text:p text:style-name="P1"/>
      <text:p text:style-name="P1">Ejecucion directa sobre el procesador</text:p>
      <text:p text:style-name="P1"/>
      <text:p text:style-name="P3">instrucción inb: de intel </text:p>
      <text:p text:style-name="P3"/>
      <text:p text:style-name="P3">int main(int c, char ** v){</text:p>
      <text:p text:style-name="P3"><text:s text:c="4"/>unsigned short port = 0x60 </text:p>
      <text:p text:style-name="P3"><text:s text:c="4"/>unsigned </text:p>
      <text:p text:style-name="P3"/>
      <text:p text:style-name="P3"/>
      <text:p text:style-name="P3"/>
      <text:p text:style-name="P3"/>
      <text:p text:style-name="P3"/>
      <text:p text:style-name="P3"/>
      <text:p text:style-name="P3">}</text:p>
      <text:p text:style-name="P3"/>
      <text:p text:style-name="P3"/>
      <text:p text:style-name="P3">ls -lt: p listar todos los archivos por orden de tiempo</text:p>
      <text:p text:style-name="P3"/>
      <text:p text:style-name="P4">(la mejor forma de escribir assembler es escribir c)</text:p>
      <text:p text:style-name="P3"/>
      <text:p text:style-name="P4">#include &lt;&gt;</text:p>
      <text:p text:style-name="P4"/>
      <text:p text:style-name="P4"/>
      <text:p text:style-name="P4"/>
      <text:p text:style-name="P4"/>
      <text:p text:style-name="P4"/>
      <text:p text:style-name="P4"/>
      <text:p text:style-name="P5">trap???: meterse en el sistema operativo</text:p>
      <text:p text:style-name="P5">in t main (int c, char ** v){ <text:s/>///loop infinito que aumenta en unjo la variable</text:p>
      <text:p text:style-name="P5"/>
      <text:p text:style-name="P5"/>
      <text:p text:style-name="P5"/>
      <text:p text:style-name="P5"/>
      <text:p text:style-name="P5"/>
      <text:p text:style-name="P5">}</text:p>
      <text:p text:style-name="P5">el programa cuando se convierta en proceso nunca va a terrminar de ejecutar nunca </text:p>
      <text:p text:style-name="P5"/>
      <text:p text:style-name="P5">-Ejecucion directa limitada: no pieerde el control de la maquina aunque este ejecutando assembler pur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fig6.1</text:p>
      <text:p text:style-name="P6"><text:span text:style-name="T1">OS</text:span> <text:s text:c="69"/><text:span text:style-name="T1">Program <text:s/></text:span><text:s text:c="4"/></text:p>
      <text:p text:style-name="P6">Create entry for process list <text:s text:c="30"/>Run main()</text:p>
      <text:p text:style-name="P6">Allocate memory for program <text:s text:c="26"/>Execute return from main</text:p>
      <text:p text:style-name="P6">Load program into memory <text:s text:c="30"/></text:p>
      <text:p text:style-name="P5">Set up stack with argc/argv</text:p>
      <text:p text:style-name="P5">Clear registers</text:p>
      <text:p text:style-name="P5">Execute call main()</text:p>
      <text:p text:style-name="P5"/>
      <text:p text:style-name="P5">Free memory of process</text:p>
      <text:p text:style-name="P5">Remove from process list</text:p>
      <text:p text:style-name="P5"/>
      <text:p text:style-name="P5"/>
      <text:p text:style-name="P5"/>
      <text:p text:style-name="P5"/>
      <text:p text:style-name="P7">GLIBC: librería estandar de c que esta en 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4:14:31.967210208</meta:creation-date>
    <dc:date>2020-09-03T16:16:08.458806250</dc:date>
    <meta:editing-duration>PT49M4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7" meta:word-count="156" meta:character-count="1080" meta:non-whitespace-character-count="776"/>
  </office:meta>
</office:document-meta>
</file>